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cbf1" officeooo:paragraph-rsid="0018cbf1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ea9b" officeooo:paragraph-rsid="0018ea9b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cbf1" style:font-size-asian="18pt" style:font-style-asian="normal" style:font-weight-asian="normal" style:font-size-complex="18pt"/>
    </style:style>
    <style:style style:name="T5" style:family="text">
      <style:text-properties officeooo:rsid="0018c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specify a ban on doxxing in the server rules.</text:p>
      <text:p text:style-name="P1"/>
      <text:p text:style-name="P1">And proceeds.</text:p>
      <text:p text:style-name="P1"/>
      <text:p text:style-name="P1">Signed by,</text:p>
      <text:p text:style-name="P3">RedPanda_4</text:p>
      <text:p text:style-name="P3">Drexian96</text:p>
      <text:p text:style-name="P3">_yoran_</text:p>
      <text:p text:style-name="P3">CommissarChenkov</text:p>
      <text:p text:style-name="P1"/>
      <text:p text:style-name="P1"/>
      <text:p text:style-name="P1"/>
      <text:p text:style-name="Standard"><text:span text:style-name="T1">[</text:span><text:span text:style-name="T2">Motion 33-7: To add to the rules of the server "No Doxxing"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39:09.800895813</dc:date>
    <meta:editing-duration>PT1M55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0" meta:word-count="54" meta:character-count="331" meta:non-whitespace-character-count="287"/>
  </office:meta>
</office:document-meta>
</file>